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41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re: page-wise display of contents of ascii files</text:p>
      <text:p text:style-name="Standard"/>
      <text:p text:style-name="Standard">wget <text:a xlink:type="simple" xlink:href="https://files.rcsb.org/download/1HHP.pdb" text:style-name="Internet_20_link" text:visited-style-name="Visited_20_Internet_20_Link">https://files.rcsb.org/download/1HHP.pdb</text:a></text:p>
      <text:p text:style-name="Standard"/>
      <text:p text:style-name="Standard">grepSearch for a string within an output</text:p>
      <text:p text:style-name="Standard"/>
      <text:p text:style-name="Standard">head Return the specified number of lines from the top</text:p>
      <text:p text:style-name="P1"> </text:p>
      <text:p text:style-name="P1">tail Return the specified number of lines from the bottom</text:p>
      <text:p text:style-name="P1"> </text:p>
      <text:p text:style-name="P1">diff Find the difference between two files</text:p>
      <text:p text:style-name="P1"> </text:p>
      <text:p text:style-name="P1">cmp Allows you to check if two files are identical</text:p>
      <text:p text:style-name="Standard"/>
      <text:p text:style-name="Standard">cat&gt; filename: Creates a new file</text:p>
      <text:p text:style-name="Standard">cat filename: Displays the file content</text:p>
      <text:p text:style-name="Standard">cat file1 file2&gt; file3: Joins two files (file1,file2) and stores the output in a new file (file3)</text:p>
      <text:p text:style-name="Standard"/>
      <text:p text:style-name="Standard">man: Gives help information on a command</text:p>
      <text:p text:style-name="Standard"/>
      <text:p text:style-name="Standard">history: Gives a list of all past command types in the current terminal session.</text:p>
      <text:p text:style-name="Standard"/>
      <text:p text:style-name="Standard">grep: This command is used to search for a pattern in a file or output. The options that can be used with this command include: -i: make the search case- insensitive. <text:s/>-v: displays all the lines that do not match the pattern. -r: searches recursively in all files under a directory.</text:p>
      <text:p text:style-name="Standard"/>
      <text:p text:style-name="Standard">comm: Compares sorted data.</text:p>
      <text:p text:style-name="Standard"/>
      <text:p text:style-name="Standard">cut: Cuts out selected fields of each line of a file.</text:p>
      <text:p text:style-name="Standard"/>
      <text:p text:style-name="Standard">sort: Sorts file data.</text:p>
      <text:p text:style-name="Standard"/>
      <text:p text:style-name="Standard">uniq: Reports repeated lines in a file.</text:p>
      <text:p text:style-name="Standard"/>
      <text:p text:style-name="Standard">wc: Counts words, lines, and charact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9:59:07.610210765</meta:creation-date>
    <dc:date>2025-03-13T20:15:53.274184931</dc:date>
    <meta:editing-duration>PT6M31S</meta:editing-duration>
    <meta:editing-cycles>1</meta:editing-cycles>
    <meta:document-statistic meta:table-count="0" meta:image-count="0" meta:object-count="0" meta:page-count="1" meta:paragraph-count="21" meta:word-count="190" meta:character-count="1096" meta:non-whitespace-character-count="923"/>
    <meta:generator>LibreOffice/24.2.7.2$Linux_X86_64 LibreOffice_project/420$Build-2</meta:generator>
  </office:meta>
</office:document-meta>
</file>